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0ec" officeooo:paragraph-rsid="0010d0ec"/>
    </style:style>
    <style:style style:name="P2" style:family="paragraph" style:parent-style-name="Standard">
      <style:text-properties fo:language="en" fo:country="US" officeooo:rsid="0010d0ec" officeooo:paragraph-rsid="0010d0ec"/>
    </style:style>
    <style:style style:name="P3" style:family="paragraph" style:parent-style-name="Standard">
      <style:text-properties fo:language="en" fo:country="US" officeooo:rsid="0012b9f6" officeooo:paragraph-rsid="0012b9f6"/>
    </style:style>
    <style:style style:name="P4" style:family="paragraph" style:parent-style-name="Standard">
      <style:text-properties fo:language="en" fo:country="US" officeooo:rsid="0012d56a" officeooo:paragraph-rsid="0012d56a"/>
    </style:style>
    <style:style style:name="P5" style:family="paragraph" style:parent-style-name="Standard">
      <style:text-properties fo:language="en" fo:country="US" officeooo:rsid="0014954f" officeooo:paragraph-rsid="0014954f"/>
    </style:style>
    <style:style style:name="T1" style:family="text">
      <style:text-properties fo:language="ru" fo:country="RU"/>
    </style:style>
    <style:style style:name="T2" style:family="text">
      <style:text-properties officeooo:rsid="0012d5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text:span text:style-name="T1">) </text:span>ios_base <text:span text:style-name="T1">(состояния потока, флаги форматирования). От него наследуется <text:s/></text:span>basic_ios<text:span text:style-name="T1">(с ним связан </text:span><text:span text:style-name="T2">basic_</text:span>streambuf<text:span text:style-name="T2">)</text:span>, <text:span text:style-name="T1">от него <text:s/>наследуются </text:span>basic_istream<text:span text:style-name="T1">(ввод)</text:span> <text:span text:style-name="T1">и </text:span>basic_ostream<text:span text:style-name="T1">(вывод), от </text:span>basic_istream <text:span text:style-name="T1">и </text:span>basic_ostream <text:span text:style-name="T1">наследуется </text:span>basic_iostream.</text:p>
      <text:p text:style-name="P1">2)</text:p>
      <text:p text:style-name="P1">состояния</text:p>
      <text:p text:style-name="P2"/>
      <text:p text:style-name="P2">goodbit – <text:span text:style-name="T1">всё в порядке</text:span></text:p>
      <text:p text:style-name="P2">eofbit – <text:span text:style-name="T1">конец файла</text:span></text:p>
      <text:p text:style-name="P2">failbit – <text:span text:style-name="T1">сбой при вводе-выводе</text:span></text:p>
      <text:p text:style-name="P2">badbit – <text:span text:style-name="T1">фатальная ошибка</text:span></text:p>
      <text:p text:style-name="P2"><text:span text:style-name="T1"/></text:p>
      <text:p text:style-name="P2"><text:span text:style-name="T1">3)</text:span></text:p>
      <text:p text:style-name="P4"><text:span text:style-name="T1">флаг — переменная</text:span></text:p>
      <text:p text:style-name="P4"><text:span text:style-name="T1">манипулятор - <text:s/>функция</text:span></text:p>
      <text:p text:style-name="P4"><text:span text:style-name="T1">У них отличаются способы применения</text:span></text:p>
      <text:p text:style-name="P4"><text:span text:style-name="T1"/></text:p>
      <text:p text:style-name="P4"><text:span text:style-name="T1">4)</text:span></text:p>
      <text:p text:style-name="P5">root_path(<text:span text:style-name="T1">включает </text:span>root_name, root_directory), parent_path, filename</text:p>
      <text:p text:style-name="P5"/>
      <text:p text:style-name="P5">5)<text:span text:style-name="T1">для передачи информации, к примеру, с их помощью можно передать данные от программы на одном языке программирования к программе на другой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02:49:29.113000000</dc:date>
    <meta:editing-duration>PT19M9S</meta:editing-duration>
    <meta:editing-cycles>1</meta:editing-cycles>
    <meta:document-statistic meta:table-count="0" meta:image-count="0" meta:object-count="0" meta:page-count="1" meta:paragraph-count="14" meta:word-count="79" meta:character-count="636" meta:non-whitespace-character-count="563"/>
    <meta:generator>LibreOffice/7.1.0.3$Windows_X86_64 LibreOffice_project/f6099ecf3d29644b5008cc8f48f42f4a40986e4c</meta:generator>
  </office:meta>
</office:document-meta>
</file>